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298ab" officeooo:paragraph-rsid="001298ab"/>
    </style:style>
    <style:style style:name="P2" style:family="paragraph" style:parent-style-name="Standard">
      <style:text-properties officeooo:rsid="0013192e" officeooo:paragraph-rsid="0013192e"/>
    </style:style>
    <style:style style:name="P3" style:family="paragraph" style:parent-style-name="Standard">
      <style:text-properties officeooo:rsid="0013192e" officeooo:paragraph-rsid="00143365"/>
    </style:style>
    <style:style style:name="T1" style:family="text">
      <style:text-properties officeooo:rsid="0013192e"/>
    </style:style>
    <style:style style:name="T2" style:family="text">
      <style:text-properties officeooo:rsid="001433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or the prediction and analysis of protein structures the rosetta software suite was used. The initial structure of the protein was produced with the application abinitio relax. <text:span text:style-name="T2">For the prediction</text:span> the application <text:span text:style-name="T2">requires an amino acid sequence to identify homologous sequences in a curated database. Homologous sequences within the database are found by the BLAST algorithm, when a</text:span></text:p>
      <text:p text:style-name="P3"/>
      <text:p text:style-name="P3"><text:span text:style-name="T2">For the search of the sequences it uses the </text:span>BLAST <text:span text:style-name="T2">algorithm and </text:span>to find homologous amino acid sequences which have protein structures.</text:p>
      <text:p text:style-name="P2"/>
      <text:p text:style-name="P2">requires an amino acid sequence and <text:s/>it takes an amino acid sequence as input and searches in a curated protein database BLAST for finding homologous sequences. </text:p>
      <text:p text:style-name="P2"/>
      <text:p text:style-name="P2"/>
      <text:p text:style-name="P2">to align sequences with to acquire homologous sequences. <text:s/>The homologous With these sequences it finds structures related to the protein</text:p>
      <text:p text:style-name="P2">For the prediction of the initial structure of TNFR the application abinitio relax was used. </text:p>
      <text:p text:style-name="P2"/>
      <text:p text:style-name="P2">With this tool a sequence is inserted as input that is aligned to </text:p>
      <text:p text:style-name="P1"/>
      <text:p text:style-name="P1">The rosetta software suite has a variety of tools for <text:span text:style-name="T1">protein, antibody analysis and desig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5:27:42.561471668</meta:creation-date>
    <dc:date>2019-04-09T15:43:44.661334428</dc:date>
    <meta:editing-duration>PT23H53M39S</meta:editing-duration>
    <meta:editing-cycles>2</meta:editing-cycles>
    <meta:generator>LibreOffice/6.1.4.2$MacOSX_X86_64 LibreOffice_project/9d0f32d1f0b509096fd65e0d4bec26ddd1938fd3</meta:generator>
    <meta:document-statistic meta:table-count="0" meta:image-count="0" meta:object-count="0" meta:page-count="1" meta:paragraph-count="7" meta:word-count="169" meta:character-count="1065" meta:non-whitespace-character-count="897"/>
  </office:meta>
</office:document-meta>
</file>